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331" officeooo:paragraph-rsid="00191331"/>
    </style:style>
    <style:style style:name="P2" style:family="paragraph" style:parent-style-name="Standard">
      <style:paragraph-properties fo:text-align="start" style:justify-single-word="false"/>
      <style:text-properties officeooo:rsid="00191331" officeooo:paragraph-rsid="00191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oin porte folio</text:p>
      <text:p text:style-name="P1"/>
      <text:p text:style-name="P1"/>
      <text:p text:style-name="P2">1-une page de présentation avec mon CV</text:p>
      <text:p text:style-name="P2"/>
      <text:p text:style-name="P2">2-Une page de contact </text:p>
      <text:p text:style-name="P2"/>
      <text:p text:style-name="P2">3-une page ou mon CV est disponible</text:p>
      <text:p text:style-name="P2"/>
      <text:p text:style-name="P2">4-une page de présentation des projet</text:p>
      <text:p text:style-name="P2"/>
      <text:p text:style-name="P2">5-une page montrant mes compétence acquise ainsi que mes compétence dans les différents langages informatiques(avec des barres de jauges et pourcentages).</text:p>
      <text:p text:style-name="P2"/>
      <text:p text:style-name="P2">6-Une page de contact</text:p>
      <text:p text:style-name="P2"/>
      <text:p text:style-name="P2">7-Des liens avec mes réseaux(icônes)</text:p>
      <text:p text:style-name="P2"/>
      <text:p text:style-name="P2">8-Mes documentation si il yen a, 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5T09:23:07.841000000</meta:creation-date>
    <dc:date>2023-01-05T09:33:48.217000000</dc:date>
    <meta:editing-duration>PT10M41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9" meta:word-count="64" meta:character-count="397" meta:non-whitespace-character-count="341"/>
  </office:meta>
</office:document-meta>
</file>